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727cm" fo:margin-left="-0.36cm" table:align="left"/>
    </style:style>
    <style:style style:name="Tableau1.A" style:family="table-column">
      <style:table-column-properties style:column-width="2.91cm"/>
    </style:style>
    <style:style style:name="Tableau1.B" style:family="table-column">
      <style:table-column-properties style:column-width="2.884cm"/>
    </style:style>
    <style:style style:name="Tableau1.C" style:family="table-column">
      <style:table-column-properties style:column-width="1.905cm"/>
    </style:style>
    <style:style style:name="Tableau1.E" style:family="table-column">
      <style:table-column-properties style:column-width="2.196cm"/>
    </style:style>
    <style:style style:name="Tableau1.F" style:family="table-column">
      <style:table-column-properties style:column-width="2.064cm"/>
    </style:style>
    <style:style style:name="Tableau1.H" style:family="table-column">
      <style:table-column-properties style:column-width="1.958cm"/>
    </style:style>
    <style:style style:name="Tableau1.A1" style:family="table-cell">
      <style:table-cell-properties fo:padding="0.097cm" fo:border-left="0.05pt solid #000000" fo:border-right="none" fo:border-top="0.05pt solid #000000" fo:border-bottom="0.05pt solid #000000"/>
    </style:style>
    <style:style style:name="Tableau1.G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H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2pt" style:text-underline-style="none" officeooo:rsid="001fc815" officeooo:paragraph-rsid="001fc815" style:font-size-asian="10.5pt" style:font-size-complex="12pt"/>
    </style:style>
    <style:style style:name="P2" style:family="paragraph" style:parent-style-name="Table_20_Contents">
      <style:paragraph-properties fo:text-align="justify" style:justify-single-word="false"/>
      <style:text-properties fo:font-size="12pt" officeooo:rsid="00349746" officeooo:paragraph-rsid="00349746" style:font-size-asian="10.5pt" style:font-size-complex="12pt"/>
    </style:style>
    <style:style style:name="P3" style:family="paragraph" style:parent-style-name="Table_20_Contents">
      <style:paragraph-properties fo:text-align="justify" style:justify-single-word="false"/>
      <style:text-properties fo:font-size="12pt" style:font-size-asian="10.5pt" style:font-size-complex="12pt"/>
    </style:style>
    <style:style style:name="P4" style:family="paragraph" style:parent-style-name="Table_20_Contents">
      <style:paragraph-properties fo:text-align="justify" style:justify-single-word="false"/>
      <style:text-properties fo:font-size="12pt" officeooo:paragraph-rsid="004284e0" style:font-size-asian="10.5pt" style:font-size-complex="12pt"/>
    </style:style>
    <style:style style:name="P5" style:family="paragraph" style:parent-style-name="Table_20_Contents">
      <style:paragraph-properties fo:text-align="justify" style:justify-single-word="false"/>
      <style:text-properties fo:font-size="10pt" style:font-size-asian="10pt" style:font-size-complex="10pt"/>
    </style:style>
    <style:style style:name="P6" style:family="paragraph" style:parent-style-name="Standard">
      <style:paragraph-properties fo:text-align="justify" style:justify-single-word="false"/>
      <style:text-properties fo:font-size="12pt" style:text-underline-style="none" fo:font-weight="normal" officeooo:rsid="003b1df1" officeooo:paragraph-rsid="003b1df1"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36d841" officeooo:paragraph-rsid="003b1df1"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36d841" officeooo:paragraph-rsid="004f5872"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22cf8a" officeooo:paragraph-rsid="00210cbe"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274aee" officeooo:paragraph-rsid="00274aee"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2d4593" officeooo:paragraph-rsid="002d4593"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2f00da" officeooo:paragraph-rsid="002f00da"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330458" officeooo:paragraph-rsid="00330458"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officeooo:rsid="001fc815" officeooo:paragraph-rsid="00505f16" style:font-size-asian="10.5pt" style:font-size-complex="12pt"/>
    </style:style>
    <style:style style:name="P15" style:family="paragraph" style:parent-style-name="Standard">
      <style:paragraph-properties fo:text-align="justify" style:justify-single-word="false"/>
      <style:text-properties fo:font-size="12pt" style:text-underline-style="none" officeooo:rsid="001fc815" officeooo:paragraph-rsid="001fc815" style:font-size-asian="10.5pt" style:font-size-complex="12pt"/>
    </style:style>
    <style:style style:name="P16" style:family="paragraph" style:parent-style-name="Standard">
      <style:paragraph-properties fo:text-align="justify" style:justify-single-word="false"/>
      <style:text-properties fo:font-size="12pt" style:text-underline-style="none" officeooo:rsid="0020908d" officeooo:paragraph-rsid="0020908d" style:font-size-asian="10.5pt" style:font-size-complex="12pt"/>
    </style:style>
    <style:style style:name="P17" style:family="paragraph" style:parent-style-name="Standard">
      <style:paragraph-properties fo:text-align="justify" style:justify-single-word="false"/>
      <style:text-properties fo:font-size="12pt" style:text-underline-style="none" officeooo:rsid="00210cbe" officeooo:paragraph-rsid="00210cbe" style:font-size-asian="10.5pt" style:font-size-complex="12pt"/>
    </style:style>
    <style:style style:name="P18" style:family="paragraph" style:parent-style-name="Standard">
      <style:paragraph-properties fo:text-align="center" style:justify-single-word="false"/>
      <style:text-properties fo:font-size="18pt" style:text-underline-style="solid" style:text-underline-width="auto" style:text-underline-color="font-color" officeooo:rsid="001fc815" officeooo:paragraph-rsid="001fc815" style:font-size-asian="18pt" style:font-size-complex="18pt"/>
    </style:style>
    <style:style style:name="P19" style:family="paragraph" style:parent-style-name="Standard">
      <style:paragraph-properties fo:text-align="justify" style:justify-single-word="false"/>
      <style:text-properties officeooo:rsid="00210cbe" officeooo:paragraph-rsid="00210cbe"/>
    </style:style>
    <style:style style:name="P20" style:family="paragraph" style:parent-style-name="Standard">
      <style:paragraph-properties fo:text-align="justify" style:justify-single-word="false"/>
      <style:text-properties officeooo:rsid="00274aee" officeooo:paragraph-rsid="00274aee"/>
    </style:style>
    <style:style style:name="P21" style:family="paragraph" style:parent-style-name="Standard">
      <style:paragraph-properties fo:text-align="justify" style:justify-single-word="false"/>
      <style:text-properties officeooo:rsid="002bfa50" officeooo:paragraph-rsid="002bfa50"/>
    </style:style>
    <style:style style:name="P22" style:family="paragraph" style:parent-style-name="Standard">
      <style:paragraph-properties fo:text-align="justify" style:justify-single-word="false"/>
      <style:text-properties officeooo:rsid="002f5fd6" officeooo:paragraph-rsid="002f5fd6"/>
    </style:style>
    <style:style style:name="P23" style:family="paragraph" style:parent-style-name="Standard">
      <style:paragraph-properties fo:text-align="justify" style:justify-single-word="false"/>
      <style:text-properties officeooo:rsid="002f00da" officeooo:paragraph-rsid="002f00da"/>
    </style:style>
    <style:style style:name="P24" style:family="paragraph" style:parent-style-name="Standard">
      <style:paragraph-properties fo:text-align="justify" style:justify-single-word="false"/>
      <style:text-properties officeooo:paragraph-rsid="00417aa2"/>
    </style:style>
    <style:style style:name="P25" style:family="paragraph" style:parent-style-name="Standard">
      <style:paragraph-properties fo:text-align="justify" style:justify-single-word="false"/>
      <style:text-properties officeooo:rsid="002948b7" officeooo:paragraph-rsid="002948b7"/>
    </style:style>
    <style:style style:name="P26" style:family="paragraph" style:parent-style-name="Standard">
      <style:paragraph-properties fo:text-align="start" style:justify-single-word="false"/>
      <style:text-properties fo:font-size="14pt" style:text-underline-style="solid" style:text-underline-width="auto" style:text-underline-color="font-color" officeooo:rsid="0055b1c6" officeooo:paragraph-rsid="0055b1c6" style:font-size-asian="12.25pt" style:font-size-complex="14pt"/>
    </style:style>
    <style:style style:name="P27"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564a9b" officeooo:paragraph-rsid="00564a9b" style:font-size-asian="12.25pt" style:font-weight-asian="normal" style:font-size-complex="14pt" style:font-weight-complex="normal"/>
    </style:style>
    <style:style style:name="P28"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58304e" officeooo:paragraph-rsid="0058304e" style:font-size-asian="12.25pt" style:font-weight-asian="normal" style:font-size-complex="14pt" style:font-weight-complex="normal"/>
    </style:style>
    <style:style style:name="P29" style:family="paragraph" style:parent-style-name="Standard">
      <style:paragraph-properties fo:text-align="justify" style:justify-single-word="false"/>
      <style:text-properties fo:font-size="14pt" fo:font-style="normal" style:text-underline-style="solid" style:text-underline-width="auto" style:text-underline-color="font-color" officeooo:rsid="00564a9b" officeooo:paragraph-rsid="00564a9b" style:font-size-asian="12.25pt" style:font-style-asian="normal" style:font-size-complex="14pt" style:font-style-complex="normal"/>
    </style:style>
    <style:style style:name="P30" style:family="paragraph" style:parent-style-name="Standard">
      <style:paragraph-properties fo:text-align="justify" style:justify-single-word="false"/>
      <style:text-properties fo:font-weight="normal" officeooo:paragraph-rsid="00274aee"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20908d"/>
    </style:style>
    <style:style style:name="T3" style:family="text">
      <style:text-properties fo:font-size="12pt" style:text-underline-style="none" style:font-size-asian="10.5pt" style:font-size-complex="12pt"/>
    </style:style>
    <style:style style:name="T4" style:family="text">
      <style:text-properties fo:font-size="12pt" style:text-underline-style="none" officeooo:rsid="0022cf8a" style:font-size-asian="10.5pt" style:font-size-complex="12pt"/>
    </style:style>
    <style:style style:name="T5" style:family="text">
      <style:text-properties fo:font-size="12pt" style:text-underline-style="none" officeooo:rsid="00241257" style:font-size-asian="10.5pt" style:font-size-complex="12pt"/>
    </style:style>
    <style:style style:name="T6" style:family="text">
      <style:text-properties fo:font-size="12pt" style:text-underline-style="none" officeooo:rsid="0053d37d" style:font-size-asian="10.5pt" style:font-size-complex="12pt"/>
    </style:style>
    <style:style style:name="T7" style:family="text">
      <style:text-properties fo:font-size="12pt" style:text-underline-style="none" fo:font-weight="bold" style:font-size-asian="10.5pt" style:font-weight-asian="bold" style:font-size-complex="12pt" style:font-weight-complex="bold"/>
    </style:style>
    <style:style style:name="T8" style:family="text">
      <style:text-properties fo:font-size="12pt" style:text-underline-style="none" fo:font-weight="bold" officeooo:rsid="0022cf8a" style:font-size-asian="10.5pt" style:font-weight-asian="bold" style:font-size-complex="12pt" style:font-weight-complex="bold"/>
    </style:style>
    <style:style style:name="T9" style:family="text">
      <style:text-properties fo:font-size="12pt" style:text-underline-style="none" fo:font-weight="bold" officeooo:rsid="00241257" style:font-size-asian="10.5pt" style:font-weight-asian="bold" style:font-size-complex="12pt" style:font-weight-complex="bold"/>
    </style:style>
    <style:style style:name="T10" style:family="text">
      <style:text-properties fo:font-size="12pt" style:text-underline-style="none" fo:font-weight="normal" style:font-size-asian="10.5pt" style:font-weight-asian="normal" style:font-size-complex="12pt" style:font-weight-complex="normal"/>
    </style:style>
    <style:style style:name="T11" style:family="text">
      <style:text-properties fo:font-size="12pt" style:text-underline-style="none" fo:font-weight="normal" officeooo:rsid="0022cf8a" style:font-size-asian="10.5pt" style:font-weight-asian="normal" style:font-size-complex="12pt" style:font-weight-complex="normal"/>
    </style:style>
    <style:style style:name="T12" style:family="text">
      <style:text-properties fo:font-size="12pt" style:text-underline-style="none" fo:font-weight="normal" officeooo:rsid="00274aee" style:font-size-asian="10.5pt" style:font-weight-asian="normal" style:font-size-complex="12pt" style:font-weight-complex="normal"/>
    </style:style>
    <style:style style:name="T13" style:family="text">
      <style:text-properties fo:font-size="12pt" style:text-underline-style="none" fo:font-weight="normal" officeooo:rsid="0031845b" style:font-size-asian="10.5pt" style:font-weight-asian="normal" style:font-size-complex="12pt" style:font-weight-complex="normal"/>
    </style:style>
    <style:style style:name="T14" style:family="text">
      <style:text-properties fo:font-size="12pt" style:text-underline-style="none" fo:font-weight="normal" officeooo:rsid="00386128" style:font-size-asian="10.5pt" style:font-weight-asian="normal" style:font-size-complex="12pt" style:font-weight-complex="normal"/>
    </style:style>
    <style:style style:name="T15" style:family="text">
      <style:text-properties fo:font-size="12pt" style:text-underline-style="none" fo:font-weight="normal" officeooo:rsid="003ad184" style:font-size-asian="10.5pt" style:font-weight-asian="normal" style:font-size-complex="12pt" style:font-weight-complex="normal"/>
    </style:style>
    <style:style style:name="T16" style:family="text">
      <style:text-properties fo:font-size="12pt" style:text-underline-style="none" fo:font-weight="normal" officeooo:rsid="0039a7a5" style:font-size-asian="10.5pt" style:font-weight-asian="normal" style:font-size-complex="12pt" style:font-weight-complex="normal"/>
    </style:style>
    <style:style style:name="T17" style:family="text">
      <style:text-properties fo:font-size="12pt" style:text-underline-style="none" fo:font-weight="normal" officeooo:rsid="00409a71" style:font-size-asian="10.5pt" style:font-weight-asian="normal" style:font-size-complex="12pt" style:font-weight-complex="normal"/>
    </style:style>
    <style:style style:name="T18" style:family="text">
      <style:text-properties fo:font-size="12pt" style:text-underline-style="none" fo:font-weight="normal" officeooo:rsid="00474967" style:font-size-asian="10.5pt" style:font-weight-asian="normal" style:font-size-complex="12pt" style:font-weight-complex="normal"/>
    </style:style>
    <style:style style:name="T19" style:family="text">
      <style:text-properties fo:font-size="12pt" style:text-underline-style="none" fo:font-weight="normal" officeooo:rsid="0047bc7b" style:font-size-asian="10.5pt" style:font-weight-asian="normal" style:font-size-complex="12pt" style:font-weight-complex="normal"/>
    </style:style>
    <style:style style:name="T20" style:family="text">
      <style:text-properties fo:font-size="12pt" style:text-underline-style="none" fo:font-weight="normal" officeooo:rsid="004914a4" style:font-size-asian="10.5pt" style:font-weight-asian="normal" style:font-size-complex="12pt" style:font-weight-complex="normal"/>
    </style:style>
    <style:style style:name="T21" style:family="text">
      <style:text-properties fo:font-size="12pt" style:text-underline-style="none" fo:font-weight="normal" officeooo:rsid="00498367" style:font-size-asian="10.5pt" style:font-weight-asian="normal" style:font-size-complex="12pt" style:font-weight-complex="normal"/>
    </style:style>
    <style:style style:name="T22" style:family="text">
      <style:text-properties fo:font-variant="normal" fo:text-transform="none" fo:color="#000000" style:font-name="Liberation Serif" fo:font-size="12pt" fo:letter-spacing="normal" fo:font-style="normal" style:text-underline-style="none" fo:font-weight="normal" officeooo:rsid="00274aee" style:font-size-asian="10.5pt" style:font-weight-asian="normal" style:font-size-complex="12pt" style:font-weight-complex="normal"/>
    </style:style>
    <style:style style:name="T23" style:family="text">
      <style:text-properties fo:font-variant="normal" fo:text-transform="none" fo:color="#000000" style:font-name="Liberation Serif" fo:font-size="12pt" fo:letter-spacing="normal" fo:font-style="normal" style:text-underline-style="none" fo:font-weight="normal" officeooo:rsid="00282ad9" style:font-size-asian="10.5pt" style:font-weight-asian="normal" style:font-size-complex="12pt" style:font-weight-complex="normal"/>
    </style:style>
    <style:style style:name="T24" style:family="text">
      <style:text-properties fo:font-variant="normal" fo:text-transform="none" fo:color="#000000" style:font-name="Liberation Serif" fo:font-size="12pt" fo:letter-spacing="normal" fo:font-style="normal" style:text-underline-style="none" officeooo:rsid="00274aee" style:font-size-asian="10.5pt" style:font-size-complex="12pt"/>
    </style:style>
    <style:style style:name="T25" style:family="text">
      <style:text-properties fo:font-variant="normal" fo:text-transform="none" fo:color="#000000" style:font-name="Liberation Serif" fo:font-size="12pt" fo:letter-spacing="normal" fo:font-style="normal" style:text-underline-style="none" officeooo:rsid="00282ad9" style:font-size-asian="10.5pt" style:font-size-complex="12pt"/>
    </style:style>
    <style:style style:name="T26" style:family="text">
      <style:text-properties officeooo:rsid="00308c87"/>
    </style:style>
    <style:style style:name="T27" style:family="text">
      <style:text-properties officeooo:rsid="0031652e"/>
    </style:style>
    <style:style style:name="T28" style:family="text">
      <style:text-properties officeooo:rsid="00349746"/>
    </style:style>
    <style:style style:name="T29" style:family="text">
      <style:text-properties officeooo:rsid="0039a7a5"/>
    </style:style>
    <style:style style:name="T30" style:family="text">
      <style:text-properties officeooo:rsid="003ad184"/>
    </style:style>
    <style:style style:name="T31" style:family="text">
      <style:text-properties officeooo:rsid="003b0e85"/>
    </style:style>
    <style:style style:name="T32" style:family="text">
      <style:text-properties officeooo:rsid="003ba00b"/>
    </style:style>
    <style:style style:name="T33" style:family="text">
      <style:text-properties officeooo:rsid="003eb3da"/>
    </style:style>
    <style:style style:name="T34" style:family="text">
      <style:text-properties officeooo:rsid="00409a71"/>
    </style:style>
    <style:style style:name="T35" style:family="text">
      <style:text-properties officeooo:rsid="00474967"/>
    </style:style>
    <style:style style:name="T36" style:family="text">
      <style:text-properties officeooo:rsid="0047bc7b"/>
    </style:style>
    <style:style style:name="T37" style:family="text">
      <style:text-properties officeooo:rsid="004d07e4"/>
    </style:style>
    <style:style style:name="T38" style:family="text">
      <style:text-properties style:text-underline-style="none" fo:font-weight="normal" style:font-weight-asian="normal" style:font-weight-complex="normal"/>
    </style:style>
    <style:style style:name="T39"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Compte-Rendu Bloom Filter</text:p>
      <text:p text:style-name="P18"/>
      <text:p text:style-name="P26">Utilisation :</text:p>
      <text:p text:style-name="P1"/>
      <text:p text:style-name="P14">Pour <text:span text:style-name="T1">utiliser le programme</text:span> : <text:span text:style-name="T27">Compilez le programme avec la commande « make » puis </text:span>lance<text:span text:style-name="T27">z</text:span> le programme <text:span text:style-name="T26">en tapant « make execute » suivis de</text:span> 2 arguments. </text:p>
      <text:p text:style-name="P14">Le premier argument correspond au fichier que l’on utilisera pour remplir le filtre bloom ainsi que la table de hachage.</text:p>
      <text:p text:style-name="P15">Le second est le fichier de vérification qu’on utilisera pour vérifier le taux de faux positif : si le mot est ans le filtre bloom, on vérifie sa présence dans la table de hachage. <text:span text:style-name="T2">Si le programme est lancé avec 1 argument ou 2 manquant, une erreur s’affichera indiquant qu’il manque des arguments.</text:span></text:p>
      <text:p text:style-name="P15"/>
      <text:p text:style-name="P16">Une fois cela fait, vous devrez rentrer 3 paramètres : la taille en bit du bitarray, le nombre de fonction de hachage et la taille de la table de hachage. A noté que aucune des 3 valeurs ne peux être inférieure à 1, dans le cas où vous choisissez une valeur inférieure ou égale à 0, vous restez dans la boucle et devez entrer une nouvelle valeur.</text:p>
      <text:p text:style-name="P16"/>
      <text:p text:style-name="P19"><text:span text:style-name="T5">En </text:span><text:span text:style-name="T9">sortie de</text:span><text:span text:style-name="T7"> programme</text:span><text:span text:style-name="T3">, 3 lignes seront affiché</text:span><text:span text:style-name="T6">e</text:span><text:span text:style-name="T3">s :</text:span></text:p>
      <text:p text:style-name="P17">- La première contient 2 valeurs : le nombre de mots ajoutés dans le filtre bloom (nombre de mots <text:tab/>du premier fichier) et le nombre de mots testés (nombre de mots du second fichier).</text:p>
      <text:p text:style-name="P19"><text:span text:style-name="T3">- </text:span><text:span text:style-name="T4">La seconde contient 2 valeurs : le nombre de « peut-être » (présent dans le filtre bloom) et le <text:tab/>nombre de « oui » (présent dans le filtre bloom </text:span><text:span text:style-name="T8">et </text:span><text:span text:style-name="T11">la table de hachage).</text:span></text:p>
      <text:p text:style-name="P9">- La troisième contient 1 valeur : le taux de faux positif correspondant au nombre de « oui » divisé par le nombre de « peut-être ».</text:p>
      <text:p text:style-name="P9"/>
      <text:p text:style-name="P27">Répartition du travail :</text:p>
      <text:p text:style-name="P9"/>
      <text:p text:style-name="P20"><text:span text:style-name="T11">P</text:span><text:span text:style-name="T10">our ce qui est de la </text:span><text:span text:style-name="T7">collaboration dans le binôme et de la répartition</text:span><text:span text:style-name="T10">, nous avons travaillé un maximum ensemble en vocal pour pouvoir discuter de nos choix et prendre en compte l’avis de l’autre. Nous avons répartie le travail de façon équitable avec pour objectif d’apprendre et de comprendre. Nous avons donc tous deux travaillé sur le bitarray, le filtre bloom, la table de hachage et le main, divisant seulement le nombre de fonction par 2 pour être un maximum équitable.</text:span></text:p>
      <text:p text:style-name="P10">Par exemple, Guillaume avait des lacunes concernant l’allocation et la libération, il s’est donc chargé des fonction d’allocation et de libérations du bitarray et du filtre bloom. Cynthia, quant à elle voulais retravailler le bit à bit, c’est donc elle qui s’est chargés des fonctions bit à bit du bitarray.</text:p>
      <text:p text:style-name="P10"/>
      <text:p text:style-name="P21"><text:span text:style-name="T10">Lors de ce projet, nous avons fait toutes sortes de </text:span><text:span text:style-name="T7">tests</text:span><text:span text:style-name="T10">. Pour commencer nous avons tester plusieurs façon de représenter le bitarray en bit à bit pour en venir à la conclusion que faire un tableau de int était la meilleure solution : pour chaque int on concidère 32 bits donc pour un bitarray de 16 bits, un tableau de 1 élément suffit, nous n’agissons ensuite que sur les 16 bits nécessaires.</text:span></text:p>
      <text:p text:style-name="P11">Par conséquent, notre partie filtre bloom fonctionne, nous pouvons créer le filtre avec les paramètres nécessaire (taille du bitarray et nombre de fonctions de hachage), libérer la mémoire allouée au filtre, ajouter un mot au filtre et vérifier la présence d’un mot (avec comme réponse « non » ou « peut-être »).</text:p>
      <text:p text:style-name="P22"><text:span text:style-name="T10">Nous avons également eu un bug que nous pensons avoir résolut. Dans le main, nous avions une variable word de type char[50] mais lors de l’exécution du programme, l’erreur « </text:span><text:span text:style-name="T12">smashin stack detected » </text:span><text:span text:style-name="T10">s’affichait constamment. Nous avons simplement augmenté la taille de word de 50 à 1000 et le problème a disparu, malgré tout nous ne sommes pas sûr que c’est la meilleure solution.</text:span></text:p>
      <text:p text:style-name="P11"/>
      <text:p text:style-name="P11"/>
      <text:p text:style-name="P23"><text:span text:style-name="T10"/></text:p>
      <text:p text:style-name="P29"><text:soft-page-break/><text:span text:style-name="T39">Taux de faux positifs :</text:span></text:p>
      <text:p text:style-name="P23"><text:span text:style-name="T10"/></text:p>
      <text:p text:style-name="P23"><text:span text:style-name="T10">Nous avons effectué l’</text:span><text:span text:style-name="T7">étude du taux de faux positif</text:span><text:span text:style-name="T10"> en utilisant des compteur tout au long du programme afin d’avoir en plus quelques statistiques. </text:span></text:p>
      <text:p text:style-name="P12">Nous avons donc utilisés 4 compteur : un pour le nombre de mot ajouté, un pour le nombre de mot testés, un pour le nombre de « peut-être » et un pour le nombre de « oui ».</text:p>
      <text:p text:style-name="P23"><text:span text:style-name="T10">Pour obtenir le taux de faux positif, il nous a suffit de diviser le nombre de « </text:span><text:span text:style-name="T13">peut-être »</text:span><text:span text:style-name="T10"> </text:span><text:span text:style-name="T13">moins le nombre de </text:span><text:span text:style-name="T10">« oui » </text:span><text:span text:style-name="T13">fois 100 </text:span><text:span text:style-name="T10">par le nombre de « peut-être » : </text:span><text:span text:style-name="T13">((maybe – find) * 100) / maybe</text:span><text:span text:style-name="T10">.</text:span></text:p>
      <text:p text:style-name="P12">A noter, avec les fichiers textes par défaut, 1000 mots sont ajoutés et plus de 1,5 million sont vérifiés. Pour obtenir des résultats représentatifs, il est nécessaire d’utiliser un bitarray avec un nombre bit élevé (nous avons utilisés entre 10000 et 100000 dans nos tests).</text:p>
      <text:p text:style-name="P13">Le résultat qui est affiché correspond au pourcentage de faux-positif autrement dit, sur 100 « peut-être » si 5 sont des « oui », alors le taux de faux-positif et 95 car 95 % des « peut-être » sont au final des « non ».</text:p>
      <text:p text:style-name="P13"/>
      <text:p text:style-name="P28">Comparaison temps / espace :</text:p>
      <text:p text:style-name="P10"/>
      <text:p text:style-name="P7"><text:span text:style-name="T31">Nous allons maintenant vous détailler </text:span>notre <text:span text:style-name="T1">étude comparative</text:span> pour les différentes structures vues en cours. <text:span text:style-name="T31">Nous avons test</text:span><text:span text:style-name="T37">é</text:span><text:span text:style-name="T31">, sur les fichiers 1000word et morewords, notre filtre de bloom, ainsi que la table de hachage et l’arbre binaire de recherche équilibré travaillé en TD. </text:span></text:p>
      <text:p text:style-name="P6">Pour le filtre de bloom, nous avons donner un bitarray de 1000 bits, 10 hash différents et la table de hachage qui sert de structure secondaire a 1000 entrées.</text:p>
      <text:p text:style-name="P8"><text:span text:style-name="T32">La table de hachage possède elle aussi 100 entrées. <text:s/></text:span></text:p>
      <text:p text:style-name="P8"><text:span text:style-name="T32">Voici nos résultats :<text:line-break/> </text:span><text:line-break/></text:p>
      <table:table table:name="Tableau1" table:style-name="Tableau1">
        <table:table-column table:style-name="Tableau1.A"/>
        <table:table-column table:style-name="Tableau1.B"/>
        <table:table-column table:style-name="Tableau1.C" table:number-columns-repeated="2"/>
        <table:table-column table:style-name="Tableau1.E"/>
        <table:table-column table:style-name="Tableau1.F"/>
        <table:table-column table:style-name="Tableau1.C"/>
        <table:table-column table:style-name="Tableau1.H"/>
        <table:table-row table:style-name="TableLine94130277678288">
          <table:table-cell table:style-name="Tableau1.A1" office:value-type="string">
            <text:p text:style-name="P2">Fichier de mots de passe</text:p>
          </table:table-cell>
          <table:table-cell table:style-name="Tableau1.A1" office:value-type="string">
            <text:p text:style-name="P2">Fichiers de mots tests</text:p>
          </table:table-cell>
          <table:table-cell table:style-name="Tableau1.A1" table:number-columns-spanned="2" office:value-type="string">
            <text:p text:style-name="P2">Filtre de bloom</text:p>
            <text:p text:style-name="P2">(1000, 10, 100)</text:p>
          </table:table-cell>
          <table:covered-table-cell/>
          <table:table-cell table:style-name="Tableau1.A1" table:number-columns-spanned="2" office:value-type="string">
            <text:p text:style-name="P2">Table de hachage</text:p>
            <text:p text:style-name="P2">(1000)</text:p>
          </table:table-cell>
          <table:covered-table-cell/>
          <table:table-cell table:style-name="Tableau1.G1" table:number-columns-spanned="2" office:value-type="string">
            <text:p text:style-name="P2">Arbre binaire de recherche équilibré</text:p>
          </table:table-cell>
          <table:covered-table-cell/>
        </table:table-row>
        <table:table-row table:style-name="TableLine94130277745472">
          <table:table-cell table:style-name="Tableau1.A2" office:value-type="string">
            <text:p text:style-name="P2">1000words.txt</text:p>
          </table:table-cell>
          <table:table-cell table:style-name="Tableau1.A2" office:value-type="string">
            <text:p text:style-name="P2">morewords.txt</text:p>
          </table:table-cell>
          <table:table-cell table:style-name="Tableau1.A2" office:value-type="string">
            <text:p text:style-name="P3">0m8,988s</text:p>
          </table:table-cell>
          <table:table-cell table:style-name="Tableau1.A2" office:value-type="string">
            <text:p text:style-name="P5">63,264 <text:span text:style-name="T33">bits</text:span></text:p>
          </table:table-cell>
          <table:table-cell table:style-name="Tableau1.A2" office:value-type="string">
            <text:p text:style-name="P3">0m0,237s</text:p>
          </table:table-cell>
          <table:table-cell table:style-name="Tableau1.A2" office:value-type="string">
            <text:p text:style-name="P5">117,272 <text:span text:style-name="T33">bits</text:span></text:p>
          </table:table-cell>
          <table:table-cell table:style-name="Tableau1.A2" office:value-type="string">
            <text:p text:style-name="P4">0m0,284<text:span text:style-name="T28">s</text:span></text:p>
          </table:table-cell>
          <table:table-cell table:style-name="Tableau1.H2" office:value-type="string">
            <text:p text:style-name="P5">68,064 <text:span text:style-name="T33">bits</text:span></text:p>
          </table:table-cell>
        </table:table-row>
      </table:table>
      <text:p text:style-name="P10"/>
      <text:p text:style-name="P24"><text:span text:style-name="T14">Comme vous pouvez le constater </text:span><text:span text:style-name="T15">et comme le sujet le suggérais,</text:span><text:span text:style-name="T14"> </text:span><text:span text:style-name="T16">notre</text:span><text:span text:style-name="T14"> filtre de bloom est la structure la moins rapide, </text:span><text:span text:style-name="T15">mais la</text:span><text:span text:style-name="T14"> et la plus légère. </text:span><text:span text:style-name="T17">Elle a une complexité au pire des cas de O(n) en recherche et, de par sa nature probabiliste, elle nous oblige </text:span><text:span text:style-name="T18">à</text:span><text:span text:style-name="T17"> avoir uns structure secondaire pour confirmer les résultats.</text:span><text:span text:style-name="T14"><text:line-break/></text:span><text:span text:style-name="T19">En cas de</text:span><text:span text:style-name="T17"> besoin d’une application plus rapide, la table de hachage est une bonne alternative, avec une complexité O(1). <text:s/></text:span><text:span text:style-name="T20">Cependant</text:span><text:span text:style-name="T17">, elle prend beaucoup plus d’espace est n’est peut-être pas la meilleur solution pour des projets avec beaucoup de mot</text:span><text:span text:style-name="T21">s</text:span><text:span text:style-name="T17"> de passe.<text:line-break/>Enfin, l’arbre binaire de recherche est une bonne alternative au problème. Il est plus rapide qu’un filtre de bloom et moins lourd qu’une table de hachage, mais ses rééquilibrages constants ajoutent beaucoup d’opérations pour l’ordinateur.</text:span></text:p>
      <text:p text:style-name="P10"/>
      <text:p text:style-name="P28">Améliorations :</text:p>
      <text:p text:style-name="P10"/>
      <text:p text:style-name="P25"><text:span text:style-name="T10">Pour ce qui est des </text:span><text:span text:style-name="T7">améliorations</text:span><text:span text:style-name="T10">, nous avons décidé d’utiliser la manipulation de bits. Cela nous paraissait plus logique et plus simple d’utiliser le bit à bit pour ce genre de projet par soucis de mémoire, efficacité et surtout cela nous à permis de retravailler cette notion.</text:span></text:p>
      <text:p text:style-name="P10"/>
      <text:p text:style-name="P30"><text:span text:style-name="T24">Nous soussignés </text:span><text:span text:style-name="T25">DOMART Guillaume</text:span><text:span text:style-name="T24"> et </text:span><text:span text:style-name="T25">DULYMBOIS-LOUISON Cynthia</text:span><text:span text:style-name="T24"> déclarons sur l’honneur que ce projet est le résultat de notre travail personnel et que nous n'avons pas copié tout ou partie du code source d’autrui afin de le faire passer pour le nôtr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2T10:52:05.832476975</meta:creation-date>
    <dc:date>2021-06-13T02:17:53.587937540</dc:date>
    <meta:editing-duration>PT9H36M56S</meta:editing-duration>
    <meta:editing-cycles>47</meta:editing-cycles>
    <meta:generator>LibreOffice/6.4.7.2$Linux_X86_64 LibreOffice_project/40$Build-2</meta:generator>
    <meta:document-statistic meta:table-count="1" meta:image-count="0" meta:object-count="0" meta:page-count="2" meta:paragraph-count="46" meta:word-count="1151" meta:character-count="6538" meta:non-whitespace-character-count="5421"/>
  </office:meta>
</office:document-meta>
</file>